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helvetica" svg:font-family="helvetica, arial, sans-serif"/>
    <style:font-face style:name="Times New Roman1" svg:font-family="'Times New Roman'" style:font-family-generic="roman"/>
    <style:font-face style:name="Microsoft Sans Serif" svg:font-family="'Microsoft Sans Serif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icrosoft Sans Serif1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Nagłówek" style:family="table">
      <style:table-properties style:width="18.002cm" table:align="margins"/>
    </style:style>
    <style:style style:name="Nagłówek.A" style:family="table-column">
      <style:table-column-properties style:column-width="12.991cm" style:rel-column-width="47292*"/>
    </style:style>
    <style:style style:name="Nagłówek.B" style:family="table-column">
      <style:table-column-properties style:column-width="5.011cm" style:rel-column-width="18243*"/>
    </style:style>
    <style:style style:name="Nagłówek.A1" style:family="table-cell">
      <style:table-cell-properties fo:padding="0cm" fo:border="none"/>
    </style:style>
    <style:style style:name="Opisprojektu" style:family="table">
      <style:table-properties style:width="18.002cm" table:align="margins"/>
    </style:style>
    <style:style style:name="Opisprojektu.A" style:family="table-column">
      <style:table-column-properties style:column-width="18.002cm" style:rel-column-width="65535*"/>
    </style:style>
    <style:style style:name="Opisprojektu.A1" style:family="table-cell">
      <style:table-cell-properties fo:background-color="transparent" fo:padding="0cm" fo:border="none">
        <style:background-image/>
      </style:table-cell-properties>
    </style:style>
    <style:style style:name="Opisplatformy" style:family="table">
      <style:table-properties style:width="18.002cm" table:align="margins"/>
    </style:style>
    <style:style style:name="Opisplatformy.A" style:family="table-column">
      <style:table-column-properties style:column-width="18.002cm" style:rel-column-width="65535*"/>
    </style:style>
    <style:style style:name="Opisplatformy.A1" style:family="table-cell">
      <style:table-cell-properties fo:padding="0cm" fo:border="none"/>
    </style:style>
    <style:style style:name="Dziennik" style:family="table">
      <style:table-properties style:width="18.002cm" table:align="margins"/>
    </style:style>
    <style:style style:name="Dziennik.A" style:family="table-column">
      <style:table-column-properties style:column-width="3.493cm" style:rel-column-width="12714*"/>
    </style:style>
    <style:style style:name="Dziennik.B" style:family="table-column">
      <style:table-column-properties style:column-width="7.011cm" style:rel-column-width="25524*"/>
    </style:style>
    <style:style style:name="Dziennik.C" style:family="table-column">
      <style:table-column-properties style:column-width="7.498cm" style:rel-column-width="27297*"/>
    </style:style>
    <style:style style:name="Dziennik.A1" style:family="table-cell">
      <style:table-cell-properties fo:padding="0.199cm" fo:border-left="0.05pt solid #000000" fo:border-right="none" fo:border-top="0.05pt solid #000000" fo:border-bottom="0.05pt solid #000000"/>
    </style:style>
    <style:style style:name="Dziennik.C1" style:family="table-cell">
      <style:table-cell-properties fo:padding="0.199cm" fo:border="0.05pt solid #000000"/>
    </style:style>
    <style:style style:name="Dziennik.A2" style:family="table-cell">
      <style:table-cell-properties fo:padding="0.199cm" fo:border-left="0.05pt solid #000000" fo:border-right="none" fo:border-top="none" fo:border-bottom="0.05pt solid #000000"/>
    </style:style>
    <style:style style:name="Dziennik.C2" style:family="table-cell">
      <style:table-cell-properties fo:padding="0.199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line-height="130%"/>
      <style:text-properties style:font-name="Times New Roman" fo:font-size="12pt" fo:font-weight="bold" officeooo:rsid="000aa3a4" officeooo:paragraph-rsid="000aa3a4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50%">
        <style:tab-stops>
          <style:tab-stop style:position="0cm" style:type="right"/>
        </style:tab-stops>
      </style:paragraph-properties>
      <style:text-properties style:font-name="Times New Roman" fo:font-size="14pt" officeooo:rsid="000aa3a4" officeooo:paragraph-rsid="000aa3a4" style:font-size-asian="12.25pt" style:font-size-complex="14pt"/>
    </style:style>
    <style:style style:name="P3" style:family="paragraph" style:parent-style-name="Standard">
      <style:paragraph-properties fo:line-height="130%">
        <style:tab-stops>
          <style:tab-stop style:position="0cm" style:type="right"/>
        </style:tab-stops>
      </style:paragraph-properties>
      <style:text-properties style:font-name="Times New Roman" fo:font-size="14pt" officeooo:rsid="000db1fb" officeooo:paragraph-rsid="000db1fb" style:font-size-asian="12.25pt" style:font-size-complex="14pt"/>
    </style:style>
    <style:style style:name="P4" style:family="paragraph" style:parent-style-name="Standard">
      <style:paragraph-properties fo:line-height="130%">
        <style:tab-stops>
          <style:tab-stop style:position="0cm" style:type="right"/>
        </style:tab-stops>
      </style:paragraph-properties>
      <style:text-properties style:font-name="Times New Roman" fo:font-size="14pt" officeooo:rsid="0010c7b8" officeooo:paragraph-rsid="0010c7b8" style:font-size-asian="12.25pt" style:font-size-complex="14pt"/>
    </style:style>
    <style:style style:name="P5" style:family="paragraph" style:parent-style-name="Standard">
      <style:paragraph-properties fo:line-height="130%">
        <style:tab-stops>
          <style:tab-stop style:position="0cm" style:type="right"/>
        </style:tab-stops>
      </style:paragraph-properties>
      <style:text-properties style:font-name="Times New Roman" fo:font-size="14pt" fo:font-weight="bold" officeooo:rsid="000db1fb" officeooo:paragraph-rsid="000db1fb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130%">
        <style:tab-stops>
          <style:tab-stop style:position="0cm" style:type="right"/>
        </style:tab-stops>
      </style:paragraph-properties>
      <style:text-properties style:font-name="Times New Roman" fo:font-size="14pt" fo:font-weight="bold" officeooo:rsid="0010c7b8" officeooo:paragraph-rsid="0010c7b8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margin-top="1.499cm" fo:margin-bottom="1.499cm" loext:contextual-spacing="false" fo:line-height="130%" fo:text-align="center" style:justify-single-word="false"/>
      <style:text-properties style:font-name="Times New Roman" fo:font-size="20pt" fo:font-weight="bold" officeooo:rsid="000752f7" officeooo:paragraph-rsid="000752f7" style:font-size-asian="20pt" style:font-weight-asian="bold" style:font-size-complex="20pt" style:font-weight-complex="bold"/>
    </style:style>
    <style:style style:name="P8" style:family="paragraph" style:parent-style-name="Table_20_Contents">
      <style:paragraph-properties fo:line-height="130%"/>
      <style:text-properties style:font-name="Times New Roman" fo:font-size="14pt" officeooo:rsid="000aa3a4" officeooo:paragraph-rsid="000aa3a4" style:font-size-asian="12.25pt" style:font-size-complex="14pt"/>
    </style:style>
    <style:style style:name="P9" style:family="paragraph" style:parent-style-name="Table_20_Contents">
      <style:text-properties style:font-name="Times New Roman" fo:font-size="14pt" officeooo:rsid="000db1fb" officeooo:paragraph-rsid="000db1fb" style:font-size-asian="12.25pt" style:font-size-complex="14pt"/>
    </style:style>
    <style:style style:name="P10" style:family="paragraph" style:parent-style-name="Table_20_Contents">
      <style:text-properties style:font-name="Times New Roman" fo:font-size="14pt" officeooo:rsid="001c2323" officeooo:paragraph-rsid="001c2323" style:font-size-asian="12.25pt" style:font-size-complex="14pt"/>
    </style:style>
    <style:style style:name="P11" style:family="paragraph" style:parent-style-name="Table_20_Contents">
      <style:paragraph-properties fo:line-height="130%"/>
      <style:text-properties style:font-name="Times New Roman" fo:font-size="14pt" fo:font-weight="bold" officeooo:rsid="000aa3a4" officeooo:paragraph-rsid="000aa3a4" style:font-size-asian="12.25pt" style:font-weight-asian="bold" style:font-size-complex="14pt" style:font-weight-complex="bold"/>
    </style:style>
    <style:style style:name="P12" style:family="paragraph" style:parent-style-name="Table_20_Contents">
      <style:paragraph-properties fo:line-height="130%" fo:text-align="start" style:justify-single-word="false"/>
      <style:text-properties style:font-name="Times New Roman" fo:font-size="14pt" fo:font-weight="bold" officeooo:rsid="000be8eb" officeooo:paragraph-rsid="000be8eb" style:font-size-asian="12.25pt" style:font-weight-asian="bold" style:font-size-complex="14pt" style:font-weight-complex="bold"/>
    </style:style>
    <style:style style:name="P13" style:family="paragraph" style:parent-style-name="Table_20_Contents">
      <style:text-properties style:font-name="Times New Roman" fo:font-size="14pt" fo:font-weight="bold" officeooo:rsid="001c2323" officeooo:paragraph-rsid="001c2323" style:font-size-asian="12.25pt" style:font-weight-asian="bold" style:font-size-complex="14pt" style:font-weight-complex="bold"/>
    </style:style>
    <style:style style:name="P14" style:family="paragraph" style:parent-style-name="Table_20_Contents">
      <style:paragraph-properties fo:line-height="130%" fo:text-align="start" style:justify-single-word="false"/>
      <style:text-properties style:font-name="Times New Roman" fo:font-size="14pt" fo:font-weight="normal" officeooo:rsid="000be8eb" officeooo:paragraph-rsid="000be8eb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margin-top="0cm" fo:margin-bottom="0.4cm" loext:contextual-spacing="false" fo:line-height="130%" fo:break-before="page">
        <style:tab-stops>
          <style:tab-stop style:position="0cm" style:type="right"/>
        </style:tab-stops>
      </style:paragraph-properties>
      <style:text-properties style:font-name="Times New Roman" fo:font-size="16pt" fo:font-weight="bold" officeooo:rsid="0017e21b" officeooo:paragraph-rsid="0017e21b" fo:background-color="transparent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top="0cm" fo:margin-bottom="0.4cm" loext:contextual-spacing="false" fo:line-height="130%">
        <style:tab-stops>
          <style:tab-stop style:position="0cm" style:type="right"/>
        </style:tab-stops>
      </style:paragraph-properties>
      <style:text-properties style:font-name="Times New Roman" fo:font-size="14pt" officeooo:rsid="0017e21b" officeooo:paragraph-rsid="0017e21b" style:font-size-asian="12.25pt" style:font-size-complex="14pt"/>
    </style:style>
    <style:style style:name="P17" style:family="paragraph" style:parent-style-name="Standard">
      <style:paragraph-properties fo:margin-top="0cm" fo:margin-bottom="0.4cm" loext:contextual-spacing="false" fo:line-height="130%">
        <style:tab-stops>
          <style:tab-stop style:position="0cm" style:type="right"/>
        </style:tab-stops>
      </style:paragraph-properties>
      <style:text-properties style:font-name="Times New Roman" fo:font-size="16pt" fo:font-weight="bold" officeooo:rsid="0017e21b" officeooo:paragraph-rsid="0017e21b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top="0cm" fo:margin-bottom="0.4cm" loext:contextual-spacing="false" fo:line-height="130%">
        <style:tab-stops>
          <style:tab-stop style:position="0cm" style:type="right"/>
        </style:tab-stops>
      </style:paragraph-properties>
      <style:text-properties style:font-name="Times New Roman" fo:font-size="16pt" fo:font-weight="bold" officeooo:rsid="001be866" officeooo:paragraph-rsid="001be866" style:font-size-asian="16pt" style:font-weight-asian="bold" style:font-size-complex="16pt" style:font-weight-complex="bold"/>
    </style:style>
    <style:style style:name="P19" style:family="paragraph" style:parent-style-name="Standard" style:list-style-name="L12">
      <style:paragraph-properties fo:line-height="130%">
        <style:tab-stops>
          <style:tab-stop style:position="0cm" style:type="right"/>
        </style:tab-stops>
      </style:paragraph-properties>
      <style:text-properties style:font-name="Times New Roman" fo:font-size="14pt" officeooo:rsid="0010c7b8" officeooo:paragraph-rsid="0010c7b8" style:font-size-asian="12.25pt" style:font-size-complex="14pt"/>
    </style:style>
    <style:style style:name="P20" style:family="paragraph" style:parent-style-name="Standard" style:list-style-name="L13">
      <style:paragraph-properties fo:margin-top="0cm" fo:margin-bottom="0.4cm" loext:contextual-spacing="false" fo:line-height="130%">
        <style:tab-stops>
          <style:tab-stop style:position="0cm" style:type="right"/>
        </style:tab-stops>
      </style:paragraph-properties>
      <style:text-properties style:font-name="Times New Roman" fo:font-size="14pt" officeooo:rsid="0017e21b" officeooo:paragraph-rsid="0017e21b" style:font-size-asian="12.25pt" style:font-size-complex="14pt"/>
    </style:style>
    <style:style style:name="P21" style:family="paragraph" style:parent-style-name="Table_20_Contents">
      <style:text-properties officeooo:paragraph-rsid="00289e3c"/>
    </style:style>
    <style:style style:name="P22" style:family="paragraph" style:parent-style-name="Header">
      <style:paragraph-properties fo:line-height="130%"/>
      <style:text-properties style:font-name="Times New Roman" fo:font-size="12pt" officeooo:rsid="000aa3a4" officeooo:paragraph-rsid="00286c18" style:font-size-asian="12pt" style:font-size-complex="12pt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e996" style:font-weight-asian="normal" style:font-weight-complex="normal"/>
    </style:style>
    <style:style style:name="T3" style:family="text">
      <style:text-properties style:font-name="Times New Roman1" officeooo:rsid="0012de05"/>
    </style:style>
    <style:style style:name="T4" style:family="text">
      <style:text-properties officeooo:rsid="0012de05"/>
    </style:style>
    <style:style style:name="T5" style:family="text">
      <style:text-properties officeooo:rsid="00113fe8"/>
    </style:style>
    <style:style style:name="T6" style:family="text">
      <style:text-properties officeooo:rsid="00255a2a"/>
    </style:style>
    <style:style style:name="T7" style:family="text">
      <style:text-properties fo:font-variant="normal" fo:text-transform="none" fo:color="#373e4d" style:font-name="helvetica" fo:font-size="9pt" fo:letter-spacing="normal" fo:font-style="normal" fo:font-weight="normal"/>
    </style:style>
    <style:style style:name="T8" style:family="text">
      <style:text-properties officeooo:rsid="00286c18"/>
    </style:style>
    <style:style style:name="T9" style:family="text">
      <style:text-properties officeooo:rsid="00289e3c"/>
    </style:style>
    <style:style style:name="T10" style:family="text">
      <style:text-properties style:font-name="Times New Roman" fo:font-size="14pt" officeooo:rsid="000db1fb" style:font-size-asian="12.25pt" style:font-size-complex="14pt"/>
    </style:style>
    <style:style style:name="T11" style:family="text">
      <style:text-properties style:font-name="Times New Roman" fo:font-size="14pt" officeooo:rsid="00289e3c" style:font-size-asian="12.25pt" style:font-size-complex="14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icrosoft Sans Serif" fo:font-size="10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okumentac<text:span text:style-name="T8">ja </text:span><text:s/>projektu dla studentów informatyki</text:p>
      <table:table table:name="Nagłówek" table:style-name="Nagłówek">
        <table:table-column table:style-name="Nagłówek.A"/>
        <table:table-column table:style-name="Nagłówek.B"/>
        <table:table-row>
          <table:table-cell table:style-name="Nagłówek.A1" office:value-type="string">
            <text:p text:style-name="P11">Tytuł projektu:</text:p>
            <text:p text:style-name="P8"><office:annotation office:name="__Fieldmark__306_749911053"><dc:creator>Arkadiusz Nowakowski</dc:creator><dc:date>2015-05-26T13:34:17</dc:date><text:list text:style-name=""><text:list-item><text:p text:style-name="P23"><text:span text:style-name="T12">Proszę wpisać tytuł projektu.</text:span></text:p></text:list-item></text:list></office:annotation>{<text:span text:style-name="T8">DUŻE LICZBY</text:span>}<office:annotation-end office:name="__Fieldmark__306_749911053"/></text:p>
          </table:table-cell>
          <table:table-cell table:style-name="Nagłówek.A1" office:value-type="string">
            <text:p text:style-name="P12">Data ukończenia:</text:p>
            <text:p text:style-name="P14"><office:annotation office:name="__Fieldmark__281_749911053"><dc:creator>Arkadiusz Nowakowski</dc:creator><dc:date>2015-05-26T13:33:54</dc:date><text:list text:continue-numbering="true" text:style-name=""><text:list-item><text:p text:style-name="P23"><text:span text:style-name="T12">Data w formacie:</text:span><text:span text:style-name="T12"><text:line-break/></text:span><text:span text:style-name="T12">DD.MM.YYYY</text:span></text:p></text:list-item></text:list></office:annotation>{<text:span text:style-name="T8">19.06.2015r.</text:span>}<office:annotation-end office:name="__Fieldmark__281_749911053"/></text:p>
          </table:table-cell>
        </table:table-row>
      </table:table>
      <text:p text:style-name="P2"/>
      <text:p text:style-name="P5"><office:annotation office:name="__Fieldmark__228_749911053"><dc:creator>Arkadiusz Nowakowski</dc:creator><dc:date>2015-05-26T13:31:25</dc:date><text:list text:continue-numbering="true" text:style-name=""><text:list-item><text:p text:style-name="P23"><text:span text:style-name="T12">Opis projektu, szczególnie proszę o opis do czego projekt ma służyć.</text:span></text:p></text:list-item></text:list></office:annotation>Opis projektu:<office:annotation-end office:name="__Fieldmark__228_749911053"/></text:p>
      <table:table table:name="Opisprojektu" table:style-name="Opisprojektu">
        <table:table-column table:style-name="Opisprojektu.A"/>
        <table:table-row>
          <table:table-cell table:style-name="Opisprojektu.A1" office:value-type="string">
            <text:p text:style-name="P21"><text:span text:style-name="T10">{</text:span><text:span text:style-name="T11">Program polega na dodawaniu lub odejmowaniu lub dzieleniu lub mnożeniu dużych liczb z tablicy. Np. kolejno 100 liczb dwóch sąsiednich wartości. <text:s/></text:span><text:span text:style-name="T10">}</text:span></text:p>
          </table:table-cell>
        </table:table-row>
      </table:table>
      <text:p text:style-name="P3"/>
      <text:p text:style-name="P5"><office:annotation office:name="__Fieldmark__244_749911053"><dc:creator>Arkadiusz Nowakowski</dc:creator><dc:date>2015-05-26T13:32:30</dc:date><text:list text:continue-numbering="true" text:style-name=""><text:list-item><text:p text:style-name="P23"><text:span text:style-name="T12">Szczegóły techniczne związane z realizacją i możliwością uruchomienia projektu.</text:span></text:p></text:list-item></text:list></office:annotation>Opis platformy na której został wykonany projekt<office:annotation-end office:name="__Fieldmark__244_749911053"/> <text:span text:style-name="T1">(system operacyjny, język programowania, biblioteki i inne </text:span><text:span text:style-name="T2">elementy</text:span><text:span text:style-name="T1"> wymagane do uruchomienia projektu)</text:span>:</text:p>
      <table:table table:name="Opisplatformy" table:style-name="Opisplatformy">
        <table:table-column table:style-name="Opisplatformy.A"/>
        <table:table-row>
          <table:table-cell table:style-name="Opisplatformy.A1" office:value-type="string">
            <text:p text:style-name="P9">{<text:span text:style-name="T8">System operacyjny Windows 8, Java, ...</text:span>}</text:p>
          </table:table-cell>
        </table:table-row>
      </table:table>
      <text:p text:style-name="P3"/>
      <text:p text:style-name="P6"><office:annotation office:name="__Fieldmark__261_749911053"><dc:creator>Arkadiusz Nowakowski</dc:creator><dc:date>2015-05-26T13:33:01</dc:date><text:list text:continue-numbering="true" text:style-name=""><text:list-item><text:p text:style-name="P23"><text:span text:style-name="T12">Wykaz studentów.</text:span></text:p></text:list-item></text:list></office:annotation>Studenci <text:span text:style-name="T5">biorący udział w projekcie</text:span>:<office:annotation-end office:name="__Fieldmark__261_749911053"/></text:p>
      <text:list xml:id="list6272084031476167322" text:style-name="L12">
        <text:list-item>
          <text:p text:style-name="P19">{<text:span text:style-name="T8">Paweł Naworski, Piotr Nowakowski, Adam Dulewicz</text:span>}</text:p>
        </text:list-item>
      </text:list>
      <text:p text:style-name="P4"/>
      <text:p text:style-name="P15">1.<text:tab/><office:annotation office:name="__Fieldmark__333_749911053"><dc:creator>Arkadiusz Nowakowski</dc:creator><dc:date>2015-05-26T13:35:25</dc:date><text:list text:style-name=""><text:list-item><text:p text:style-name="P23"><text:span text:style-name="T12">Szczegółowy opis projektu. Zawiera np. diagramy UML, rozszerzone opisy funkcji.</text:span></text:p></text:list-item></text:list></office:annotation>Projekt<office:annotation-end office:name="__Fieldmark__333_749911053"/></text:p>
      <text:p text:style-name="P16">{wpisz tutaj}</text:p>
      <text:p text:style-name="P17">2.<text:tab/><office:annotation office:name="__Fieldmark__362_749911053"><dc:creator>Arkadiusz Nowakowski</dc:creator><dc:date>2015-05-26T13:36:02</dc:date><text:list text:continue-numbering="true" text:style-name=""><text:list-item><text:p text:style-name="P23"><text:span text:style-name="T12">Szczegóły implementacji np. użyte algorytmy.</text:span></text:p></text:list-item></text:list></office:annotation>Implementacja<office:annotation-end office:name="__Fieldmark__362_749911053"/></text:p>
      <text:p text:style-name="P16">{wpisz tutaj}</text:p>
      <text:p text:style-name="P17">3.<text:tab/><office:annotation office:name="__Fieldmark__393_749911053"><dc:creator>Arkadiusz Nowakowski</dc:creator><dc:date>2015-05-26T13:36:40</dc:date><text:list text:continue-numbering="true" text:style-name=""><text:list-item><text:p text:style-name="P23"><text:span text:style-name="T12">Krótka instrukcja uruchomienia.</text:span></text:p></text:list-item></text:list></office:annotation>Testy <text:span text:style-name="T6">i uruchomienie</text:span><office:annotation-end office:name="__Fieldmark__393_749911053"/></text:p>
      <text:p text:style-name="P16">{wpisz tutaj}</text:p>
      <text:p text:style-name="P17"><office:annotation office:name="__Fieldmark__426_749911053"><dc:creator>Arkadiusz Nowakowski</dc:creator><dc:date>2015-05-26T13:37:15</dc:date><text:list text:continue-numbering="true" text:style-name=""><text:list-item><text:p text:style-name="P23"><text:span text:style-name="T12">Wykaz załączników.</text:span></text:p></text:list-item></text:list></office:annotation>Załączniki<office:annotation-end office:name="__Fieldmark__426_749911053"/></text:p>
      <text:list xml:id="list9063378537298540437" text:style-name="L13">
        <text:list-item>
          <text:p text:style-name="P20">{wpisz tutaj}</text:p>
        </text:list-item>
      </text:list>
      <text:p text:style-name="P18"><office:annotation office:name="__Fieldmark__461_749911053"><dc:creator>Arkadiusz Nowakowski</dc:creator><dc:date>2015-05-26T13:37:24</dc:date><text:list text:style-name=""><text:list-item><text:p text:style-name="P23"><text:span text:style-name="T12">Dziennik programisty – do zapisu np. komentarzy i rekomendacji prowadzącego oraz pytań. </text:span></text:p></text:list-item></text:list></office:annotation>Dziennik programisty<office:annotation-end office:name="__Fieldmark__461_749911053"/></text:p>
      <table:table table:name="Dziennik" table:style-name="Dziennik">
        <table:table-column table:style-name="Dziennik.A"/>
        <table:table-column table:style-name="Dziennik.B"/>
        <table:table-column table:style-name="Dziennik.C"/>
        <table:table-row>
          <table:table-cell table:style-name="Dziennik.A1" office:value-type="string">
            <text:p text:style-name="P13">Data</text:p>
          </table:table-cell>
          <table:table-cell table:style-name="Dziennik.A1" office:value-type="string">
            <text:p text:style-name="P13">Komentarz</text:p>
          </table:table-cell>
          <table:table-cell table:style-name="Dziennik.C1" office:value-type="string">
            <text:p text:style-name="P13">Rekomendacje</text:p>
          </table:table-cell>
        </table:table-row>
        <table:table-row>
          <table:table-cell table:style-name="Dziennik.A2" office:value-type="string">
            <text:p text:style-name="P10">{wpisz tutaj}</text:p>
          </table:table-cell>
          <table:table-cell table:style-name="Dziennik.A2" office:value-type="string">
            <text:p text:style-name="P10">{wpisz tutaj}</text:p>
          </table:table-cell>
          <table:table-cell table:style-name="Dziennik.C2" office:value-type="string">
            <text:p text:style-name="P10">{wpisz tutaj}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helvetica" svg:font-family="helvetica, arial, sans-serif"/>
    <style:font-face style:name="Times New Roman1" svg:font-family="'Times New Roman'" style:font-family-generic="roman"/>
    <style:font-face style:name="Microsoft Sans Serif" svg:font-family="'Microsoft Sans Serif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icrosoft Sans Serif1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office:name="__Fieldmark__280_749911053" style:name="MP1" style:family="paragraph" style:parent-style-name="Header">
      <style:paragraph-properties fo:line-height="130%"/>
      <style:text-properties style:font-name="Times New Roman" fo:font-size="12pt" fo:font-weight="bold" officeooo:rsid="000aa3a4" officeooo:paragraph-rsid="000aa3a4" style:font-size-asian="12pt" style:font-weight-asian="bold" style:font-size-complex="12pt" style:font-weight-complex="bold"/>
    </style:style>
    <style:style style:name="MP2" style:family="paragraph" style:parent-style-name="Header">
      <style:paragraph-properties fo:line-height="130%"/>
      <style:text-properties style:font-name="Times New Roman" fo:font-size="12pt" officeooo:rsid="000aa3a4" officeooo:paragraph-rsid="00286c18" style:font-size-asian="12pt" style:font-size-complex="12pt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officeooo:rsid="00286c18"/>
    </style:style>
    <style:style style:name="MT3" style:family="text">
      <style:text-properties style:font-name="Times New Roman1" officeooo:rsid="0012de05"/>
    </style:style>
    <style:style style:name="MT4" style:family="text">
      <style:text-properties officeooo:rsid="0012de05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107">
      <number:year number:style="long"/>
    </number:date-style>
  </office:automatic-styles>
  <office:master-styles>
    <style:master-page style:name="Standard" style:page-layout-name="Mpm1">
      <style:header>
        <text:p text:style-name="MP1">Nazwiska studentów:<text:tab/><text:tab/><text:span text:style-name="MT1"><text:page-number text:select-page="current">2</text:page-number></text:span><text:span text:style-name="MT1"> / </text:span><text:span text:style-name="MT1"><text:page-count>2</text:page-count></text:span></text:p>
        <text:p text:style-name="MP2"><office:annotation office:name="__Fieldmark__280_749911053"><dc:creator>Arkadiusz Nowakowski</dc:creator><dc:date>2015-05-26T13:33:19</dc:date><text:list text:style-name=""><text:list-item><text:p>Proszę wpisać nazwiska studentów w formie:<text:line-break/>Nazwisko, Nazwisko, Nazwisko...</text:p></text:list-item></text:list></office:annotation>{<text:span text:style-name="MT2">Naworski, Nowakowski, Dulewicz</text:span>}<office:annotation-end office:name="__Fieldmark__280_749911053"/> <text:span text:style-name="MT3">©</text:span><text:span text:style-name="MT4"> </text:span><text:span text:style-name="MT4"><text:date style:data-style-name="N107" text:date-value="2015-05-26T13:23:04.361000172" text:fixed="true">2015</text:dat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kadiusz Nowakowski</meta:initial-creator>
    <meta:creation-date>2015-05-26T13:03:18.580000000</meta:creation-date>
    <dc:date>2015-06-19T22:22:21.717000000</dc:date>
    <meta:editing-duration>PT39M6S</meta:editing-duration>
    <meta:editing-cycles>31</meta:editing-cycles>
    <meta:generator>LibreOffice/4.4.3.2$Windows_x86 LibreOffice_project/88805f81e9fe61362df02b9941de8e38a9b5fd16</meta:generator>
    <meta:document-statistic meta:table-count="4" meta:image-count="0" meta:object-count="0" meta:page-count="2" meta:paragraph-count="28" meta:word-count="112" meta:character-count="810" meta:non-whitespace-character-count="725"/>
  </office:meta>
</office:document-meta>
</file>